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4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5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Garamond" fo:font-size="10pt" officeooo:rsid="00308b78" officeooo:paragraph-rsid="00308b78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Garamond" fo:font-size="10pt" officeooo:rsid="00308b78" officeooo:paragraph-rsid="00308b78" style:font-size-asian="10pt" style:font-size-complex="10pt"/>
    </style:style>
    <style:style style:name="P42" style:family="paragraph" style:parent-style-name="Table_20_Contents">
      <style:text-properties style:font-name="Garamond" fo:font-size="12pt" officeooo:rsid="00320d41" officeooo:paragraph-rsid="00320d41" style:font-size-asian="12pt" style:font-size-complex="12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style:style style:name="T19" style:family="text">
      <style:text-properties officeooo:rsid="00308b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1">Project Name</text:p>
          </table:table-cell>
          <table:table-cell table:style-name="Table4.A1" office:value-type="string">
            <text:p text:style-name="P42">U</text:p>
          </table:table-cell>
          <table:table-cell table:style-name="Table4.A1" office:value-type="string">
            <text:p text:style-name="P31">Project ID</text:p>
            <text:p text:style-name="P34">(if applicable)</text:p>
          </table:table-cell>
          <table:table-cell table:style-name="Table4.D1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1">Reviewer’s Name</text:p>
          </table:table-cell>
          <table:table-cell table:style-name="Table4.B2" table:number-columns-spanned="3" office:value-type="string">
            <text:p text:style-name="P42">Ian Valenci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<text:span text:style-name="T18">Alpha-testing </text:span><text:s/>Date</text:p>
          </table:table-cell>
          <table:table-cell table:style-name="Table4.B2" table:number-columns-spanned="3" office:value-type="string">
            <text:p text:style-name="P42">5/2/18</text:p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9"><text:span text:style-name="T4">User Acceptance </text:span>Criteria</text:p>
          </table:table-cell>
          <table:table-cell table:style-name="Table2.A1" table:number-columns-spanned="2" office:value-type="string">
            <text:p text:style-name="P29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9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26">Create User Account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Update Account Information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7">Description and Password only</text:p>
          </table:table-cell>
        </table:table-row>
        <table:table-row>
          <table:table-cell table:style-name="Table2.B2" office:value-type="string">
            <text:p text:style-name="P26">View Account Information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Sign in and sign out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6">Offer Tutorial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or</text:p>
          </table:table-cell>
        </table:table-row>
        <table:table-row>
          <table:table-cell table:style-name="Table2.B2" office:value-type="string">
            <text:p text:style-name="P26">Search for Tutorial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26">Request Tutor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26">Accept/Reject Tutee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or</text:p>
          </table:table-cell>
        </table:table-row>
        <table:table-row>
          <table:table-cell table:style-name="Table2.B2" office:value-type="string">
            <text:p text:style-name="P26">Write Review</text:p>
          </table:table-cell>
          <table:table-cell table:style-name="Table2.B2" office:value-type="string">
            <text:p text:style-name="P40">x</text:p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8">For tutee</text:p>
          </table:table-cell>
        </table:table-row>
        <table:table-row>
          <table:table-cell table:style-name="Table2.B2" office:value-type="string">
            <text:p text:style-name="P30">Total</text:p>
          </table:table-cell>
          <table:table-cell table:style-name="Table2.B2" office:value-type="string">
            <text:p text:style-name="P41">9</text:p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span text:style-name="T19">bugs (misaligned stuff)</text:span><text:line-break/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5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40">x</text:p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40">x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40">x</text:p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40">x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8984797604979942532" text:style-name="L1">
        <text:list-item>
          <text:p text:style-name="P38">For odd items: subtract one from the user response.</text:p>
        </text:list-item>
        <text:list-item>
          <text:p text:style-name="P38">For even items: subtract the user response from 5.</text:p>
        </text:list-item>
        <text:list-item>
          <text:p text:style-name="P38">This scales all values from 0-4 (with 4 being the most positive response).</text:p>
        </text:list-item>
        <text:list-item>
          <text:p text:style-name="P38">Add up the converted responses for each user and multiply that total to 2.5. <text:s/>This converts the range of possible values from 0 to 100 instead of from 0-40.</text:p>
        </text:list-item>
      </text:list>
      <text:list xml:id="list4694976010683285108" text:style-name="WWNum1">
        <text:list-header>
          <text:p text:style-name="P39"/>
        </text:list-header>
      </text:list>
      <text:p text:style-name="P36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2:59:28.457007578</dc:date>
    <meta:print-date>2006-07-28T14:33:00</meta:print-date>
    <meta:editing-cycles>25</meta:editing-cycles>
    <meta:editing-duration>PT2H7M57S</meta:editing-duration>
    <meta:generator>LibreOffice/4.2.3.3$Linux_X86_64 LibreOffice_project/420m0$Build-3</meta:generator>
    <meta:document-statistic meta:table-count="3" meta:image-count="0" meta:object-count="0" meta:page-count="2" meta:paragraph-count="88" meta:word-count="461" meta:character-count="2768" meta:non-whitespace-character-count="2235"/>
  </office:meta>
</office:document-meta>
</file>